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1">
      <style:paragraph-properties fo:margin-left="1.5in" fo:margin-right="0in" fo:text-indent="-0.25in" style:auto-text-indent="false"/>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3pt" fo:font-weight="bold" style:font-size-asian="13pt" style:font-weight-asian="bold" style:font-size-complex="13pt"/>
    </style:style>
    <style:style style:name="P5" style:family="paragraph" style:parent-style-name="Standard">
      <style:text-properties fo:font-weight="bold" style:font-weight-asian="bold"/>
    </style:style>
    <style:style style:name="P6" style:family="paragraph" style:parent-style-name="Standard" style:list-style-name="WWNum17">
      <style:paragraph-properties fo:margin-left="0.5in" fo:margin-right="0in" fo:text-indent="-0.25in" style:auto-text-indent="false"/>
    </style:style>
    <style:style style:name="P7" style:family="paragraph" style:parent-style-name="Standard" style:list-style-name="WWNum18">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19">
      <style:paragraph-properties fo:margin-left="0.5in" fo:margin-right="0in" fo:text-indent="-0.25in" style:auto-text-indent="false"/>
    </style:style>
    <style:style style:name="P10" style:family="paragraph" style:parent-style-name="Standard" style:list-style-name="WWNum4">
      <style:paragraph-properties fo:margin-left="0.5in" fo:margin-right="0in" fo:text-indent="-0.25in" style:auto-text-indent="false"/>
    </style:style>
    <style:style style:name="P11" style:family="paragraph" style:parent-style-name="Standard" style:list-style-name="WWNum10">
      <style:paragraph-properties fo:margin-left="0.5in" fo:margin-right="0in" fo:text-indent="-0.25in" style:auto-text-indent="false"/>
    </style:style>
    <style:style style:name="P12" style:family="paragraph" style:parent-style-name="Standard" style:list-style-name="WWNum8">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list-style-name="WWNum11">
      <style:paragraph-properties fo:margin-left="0.5in" fo:margin-right="0in" fo:text-indent="-0.25in" style:auto-text-indent="false"/>
    </style:style>
    <style:style style:name="P15" style:family="paragraph" style:parent-style-name="Standard" style:list-style-name="WWNum12">
      <style:paragraph-properties fo:margin-left="0.5in" fo:margin-right="0in" fo:text-indent="-0.25in" style:auto-text-indent="false"/>
    </style:style>
    <style:style style:name="P16" style:family="paragraph" style:parent-style-name="Standard" style:list-style-name="WWNum7">
      <style:paragraph-properties fo:margin-left="0.5in" fo:margin-right="0in" fo:text-indent="-0.25in" style:auto-text-indent="false"/>
    </style:style>
    <style:style style:name="P17" style:family="paragraph" style:parent-style-name="Standard" style:list-style-name="WWNum13">
      <style:paragraph-properties fo:margin-left="0.5in" fo:margin-right="0in" fo:text-indent="-0.25in" style:auto-text-indent="false"/>
    </style:style>
    <style:style style:name="P18" style:family="paragraph" style:parent-style-name="Standard" style:list-style-name="WWNum20">
      <style:paragraph-properties fo:margin-left="0.5in" fo:margin-right="0in" fo:text-indent="-0.25in" style:auto-text-indent="false"/>
    </style:style>
    <style:style style:name="P19" style:family="paragraph" style:parent-style-name="Standard" style:list-style-name="WWNum20">
      <style:paragraph-properties fo:margin-left="0.5in" fo:margin-right="0in" fo:text-indent="-0.25in" style:auto-text-indent="false"/>
      <style:text-properties style:text-underline-style="none"/>
    </style:style>
    <style:style style:name="P20" style:family="paragraph" style:parent-style-name="Standard" style:list-style-name="WWNum21">
      <style:paragraph-properties fo:margin-left="0.5in" fo:margin-right="0in" fo:text-indent="-0.25in" style:auto-text-indent="false"/>
      <style:text-properties style:text-underline-style="none" fo:font-weight="bold" style:font-weight-asian="bold"/>
    </style:style>
    <style:style style:name="P21" style:family="paragraph" style:parent-style-name="Standard" style:list-style-name="WWNum15">
      <style:paragraph-properties fo:margin-left="0.5in" fo:margin-right="0in" fo:text-indent="-0.25in" style:auto-text-indent="false"/>
    </style:style>
    <style:style style:name="P22" style:family="paragraph" style:parent-style-name="Standard" style:list-style-name="WWNum16">
      <style:paragraph-properties fo:margin-left="0.5in" fo:margin-right="0in" fo:text-indent="-0.25in" style:auto-text-indent="false"/>
    </style:style>
    <style:style style:name="P23" style:family="paragraph" style:parent-style-name="Standard" style:list-style-name="WWNum14">
      <style:paragraph-properties fo:margin-left="0.5in" fo:margin-right="0in" fo:text-indent="-0.25in" style:auto-text-indent="false"/>
    </style:style>
    <style:style style:name="P24" style:family="paragraph" style:parent-style-name="Standard" style:list-style-name="WWNum6">
      <style:paragraph-properties fo:margin-left="0.5in" fo:margin-right="0in" fo:text-indent="-0.25in" style:auto-text-indent="false"/>
    </style:style>
    <style:style style:name="P25" style:family="paragraph" style:parent-style-name="Standard" style:list-style-name="WWNum21">
      <style:paragraph-properties fo:margin-left="0.5in" fo:margin-right="0in" fo:text-indent="-0.25in" style:auto-text-indent="false"/>
    </style:style>
    <style:style style:name="P26" style:family="paragraph" style:parent-style-name="Standard" style:list-style-name="WWNum5">
      <style:paragraph-properties fo:margin-left="0.5in" fo:margin-right="0in" fo:text-indent="-0.25in" style:auto-text-indent="false"/>
    </style:style>
    <style:style style:name="P27" style:family="paragraph" style:parent-style-name="Standard" style:list-style-name="WWNum3">
      <style:paragraph-properties fo:margin-left="0.5in" fo:margin-right="0in" fo:text-indent="-0.25in" style:auto-text-indent="false"/>
    </style:style>
    <style:style style:name="P28" style:family="paragraph" style:parent-style-name="Standard" style:list-style-name="WWNum9">
      <style:paragraph-properties fo:margin-left="0.5in" fo:margin-right="0in" fo:text-indent="-0.25in" style:auto-text-indent="false"/>
    </style:style>
    <style:style style:name="P29" style:family="paragraph" style:parent-style-name="Standard" style:list-style-name="WWNum4">
      <style:paragraph-properties fo:margin-left="0.5in" fo:margin-right="0in" fo:margin-top="0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17">
      <style:paragraph-properties fo:margin-left="1in" fo:margin-right="0in" fo:text-indent="-0.25in" style:auto-text-indent="false"/>
    </style:style>
    <style:style style:name="P32" style:family="paragraph" style:parent-style-name="Standard" style:list-style-name="WWNum17">
      <style:paragraph-properties fo:margin-left="1in" fo:margin-right="0in" fo:text-indent="-0.25in" style:auto-text-indent="false"/>
      <style:text-properties style:text-underline-style="none"/>
    </style:style>
    <style:style style:name="P33" style:family="paragraph" style:parent-style-name="Standard" style:list-style-name="WWNum18">
      <style:paragraph-properties fo:margin-left="1in" fo:margin-right="0in" fo:text-indent="-0.25in" style:auto-text-indent="false"/>
    </style:style>
    <style:style style:name="P34" style:family="paragraph" style:parent-style-name="Standard" style:list-style-name="WWNum2">
      <style:paragraph-properties fo:margin-left="1in" fo:margin-right="0in" fo:text-indent="-0.25in" style:auto-text-indent="false"/>
    </style:style>
    <style:style style:name="P35" style:family="paragraph" style:parent-style-name="Standard" style:list-style-name="WWNum19">
      <style:paragraph-properties fo:margin-left="1in" fo:margin-right="0in" fo:text-indent="-0.25in" style:auto-text-indent="false"/>
    </style:style>
    <style:style style:name="P36" style:family="paragraph" style:parent-style-name="Standard" style:list-style-name="WWNum4">
      <style:paragraph-properties fo:margin-left="1in" fo:margin-right="0in" fo:text-indent="-0.25in" style:auto-text-indent="false"/>
    </style:style>
    <style:style style:name="P37" style:family="paragraph" style:parent-style-name="Standard" style:list-style-name="WWNum10">
      <style:paragraph-properties fo:margin-left="1in" fo:margin-right="0in" fo:text-indent="-0.25in" style:auto-text-indent="false"/>
    </style:style>
    <style:style style:name="P38" style:family="paragraph" style:parent-style-name="Standard" style:list-style-name="WWNum11">
      <style:paragraph-properties fo:margin-left="1in" fo:margin-right="0in" fo:text-indent="-0.25in" style:auto-text-indent="false"/>
    </style:style>
    <style:style style:name="P39" style:family="paragraph" style:parent-style-name="Standard" style:list-style-name="WWNum13">
      <style:paragraph-properties fo:margin-left="1in" fo:margin-right="0in" fo:text-indent="-0.25in" style:auto-text-indent="false"/>
    </style:style>
    <style:style style:name="P40" style:family="paragraph" style:parent-style-name="Standard" style:list-style-name="WWNum15">
      <style:paragraph-properties fo:margin-left="1in" fo:margin-right="0in" fo:text-indent="-0.25in" style:auto-text-indent="false"/>
    </style:style>
    <style:style style:name="P41"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42"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43" style:family="paragraph" style:parent-style-name="Standard" style:list-style-name="WWNum17">
      <style:paragraph-properties fo:margin-left="1.5in" fo:margin-right="0in" fo:text-indent="-0.25in" style:auto-text-indent="false"/>
    </style:style>
    <style:style style:name="P44" style:family="paragraph" style:parent-style-name="Standard" style:list-style-name="WWNum18">
      <style:paragraph-properties fo:margin-left="1.5in" fo:margin-right="0in" fo:text-indent="-0.25in" style:auto-text-indent="false"/>
    </style:style>
    <style:style style:name="P45" style:family="paragraph" style:parent-style-name="Standard" style:list-style-name="WWNum10">
      <style:paragraph-properties fo:margin-left="1.5in" fo:margin-right="0in" fo:text-indent="-0.25in" style:auto-text-indent="false"/>
    </style:style>
    <style:style style:name="P46" style:family="paragraph" style:parent-style-name="Standard" style:list-style-name="WWNum11">
      <style:paragraph-properties fo:margin-left="1.5in" fo:margin-right="0in" fo:text-indent="-0.25in" style:auto-text-indent="false"/>
    </style:style>
    <style:style style:name="P47" style:family="paragraph" style:parent-style-name="Standard" style:list-style-name="WWNum17">
      <style:paragraph-properties fo:margin-left="2in" fo:margin-right="0in" fo:text-indent="-0.25in" style:auto-text-indent="false"/>
    </style:style>
    <style:style style:name="P48" style:family="paragraph" style:parent-style-name="Standard">
      <style:paragraph-properties fo:margin-left="1in" fo:margin-right="0in" fo:text-indent="0in" style:auto-text-indent="false"/>
    </style:style>
    <style:style style:name="P49" style:family="paragraph" style:parent-style-name="Standard">
      <style:paragraph-properties fo:margin-left="1in" fo:margin-right="0in" fo:text-indent="0in" style:auto-text-indent="fals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0" style:family="paragraph" style:parent-style-name="Standard">
      <style:paragraph-properties fo:margin-left="0in" fo:margin-right="0in" fo:text-indent="0in" style:auto-text-indent="false"/>
    </style:style>
    <style:style style:name="P5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52" style:family="paragraph" style:parent-style-name="Standard">
      <style:paragraph-properties fo:margin-left="0in" fo:margin-right="0in" fo:text-indent="0in" style:auto-text-indent="false"/>
      <style:text-properties fo:font-size="15pt" fo:font-weight="bold" style:font-size-asian="15pt" style:font-weight-asian="bold" style:font-size-complex="15pt"/>
    </style:style>
    <style:style style:name="P53" style:family="paragraph" style:parent-style-name="Standard">
      <style:paragraph-properties fo:margin-left="0.5in" fo:margin-right="0in" fo:text-indent="0in" style:auto-text-indent="false"/>
    </style:style>
    <style:style style:name="P54" style:family="paragraph" style:parent-style-name="Standard" style:master-page-name="Standard">
      <style:paragraph-properties fo:text-align="center" style:justify-single-word="false" style:page-number="1"/>
    </style:style>
    <style:style style:name="P55" style:family="paragraph" style:parent-style-name="Heading_20_2">
      <style:paragraph-properties fo:break-before="page"/>
    </style:style>
    <style:style style:name="T1" style:family="text">
      <style:text-properties fo:font-size="13pt" style:text-underline-style="solid" style:text-underline-width="auto" style:text-underline-color="font-color" style:font-size-asian="13pt" style:font-size-complex="13pt"/>
    </style:style>
    <style:style style:name="T2" style:family="text">
      <style:text-properties fo:font-size="13pt" fo:font-style="italic" style:font-size-asian="13pt" style:font-style-asian="italic" style:font-size-complex="13pt"/>
    </style:style>
    <style:style style:name="T3" style:family="text">
      <style:text-properties fo:font-size="13pt" fo:font-weight="bold" style:font-size-asian="13pt" style:font-weight-asian="bold" style:font-size-complex="13pt"/>
    </style:style>
    <style:style style:name="T4" style:family="text">
      <style:text-properties fo:font-size="16pt" style:font-size-asian="16pt" style:font-size-complex="16pt"/>
    </style:style>
    <style:style style:name="T5" style:family="text">
      <style:text-properties fo:color="#238cf5" fo:font-size="10.5pt" style:font-size-asian="10.5pt" style:font-size-complex="10.5pt"/>
    </style:style>
    <style:style style:name="T6" style:family="text">
      <style:text-properties style:text-underline-style="none"/>
    </style:style>
    <style:style style:name="T7" style:family="text">
      <style:text-properties fo:color="#134f5c" fo:font-style="italic" fo:font-weight="bold" style:font-style-asian="italic" style:font-weight-asian="bold"/>
    </style:style>
    <style:style style:name="T8" style:family="text">
      <style:text-properties fo:color="#1155cc" style:text-underline-style="solid" style:text-underline-width="auto" style:text-underline-color="font-color"/>
    </style:style>
    <style:style style:name="T9" style:family="text">
      <style:text-properties fo:color="#1155cc" fo:font-size="10.5pt" style:text-underline-style="solid" style:text-underline-width="auto" style:text-underline-color="font-color" style:font-size-asian="10.5pt" style:font-size-complex="10.5pt"/>
    </style:style>
    <style:style style:name="T10" style:family="text">
      <style:text-properties style:text-underline-style="solid" style:text-underline-width="auto" style:text-underline-color="font-color"/>
    </style:style>
    <style:style style:name="T11" style:family="text">
      <style:text-properties fo:font-size="9pt" style:font-size-asian="9pt" style:font-size-complex="9pt"/>
    </style:style>
    <style:style style:name="T12" style:family="text">
      <style:text-properties fo:color="#0000ee" style:text-underline-style="solid" style:text-underline-width="auto" style:text-underline-color="font-color"/>
    </style:style>
    <style:style style:name="T13" style:family="text">
      <style:text-properties fo:font-size="11pt" style:font-size-asian="11pt" style:font-size-complex="11pt"/>
    </style:style>
    <style:style style:name="T14" style:family="text">
      <style:text-properties fo:font-size="10.5pt" style:font-size-asian="10.5pt" style:font-size-complex="10.5pt"/>
    </style:style>
    <style:style style:name="T15" style:family="text">
      <style:text-properties fo:font-weight="bold" style:font-weight-asian="bold"/>
    </style:style>
    <style:style style:name="T16" style:family="text">
      <style:text-properties fo:font-size="17pt" style:font-size-asian="17pt" style:font-size-complex="17pt"/>
    </style:style>
    <style:style style:name="T17" style:family="text">
      <style:text-properties fo:font-size="15pt" style:text-underline-style="solid" style:text-underline-width="auto" style:text-underline-color="font-color" style:font-size-asian="15pt" style:font-size-complex="15pt"/>
    </style:style>
    <style:style style:name="T18" style:family="text">
      <style:text-properties fo:font-size="15pt" fo:font-weight="bold" style:font-size-asian="15pt" style:font-weight-asian="bold" style:font-size-complex="15pt"/>
    </style:style>
    <style:style style:name="T19" style:family="text">
      <style:text-properties fo:font-size="15pt" style:font-size-asian="15pt" style:font-size-complex="15pt"/>
    </style:style>
    <style:style style:name="T20" style:family="text">
      <style:text-properties fo:font-size="14pt" fo:font-weight="bold" style:font-size-asian="14pt" style:font-weight-asian="bold" style:font-size-complex="14pt"/>
    </style:style>
    <style:style style:name="T21" style:family="text">
      <style:text-properties fo:font-size="12pt" style:font-size-asian="12pt" style:font-size-complex="12pt"/>
    </style:style>
    <style:style style:name="T22" style:family="text">
      <style:text-properties fo:font-size="12pt" fo:font-weight="bold" style:font-size-asian="12pt" style:font-weight-asian="bold" style:font-size-complex="12pt"/>
    </style:style>
    <style:style style:name="T23" style:family="text">
      <style:text-properties fo:font-size="12pt" style:text-underline-style="none" fo:font-weight="bold" style:font-size-asian="12pt" style:font-weight-asian="bold" style:font-size-complex="12pt"/>
    </style:style>
    <style:style style:name="T24" style:family="text">
      <style:text-properties fo:font-size="12pt" style:text-underline-style="none" style:font-size-asian="12pt" style:font-size-complex="12pt"/>
    </style:style>
    <style:style style:name="T2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tracked-changes text:track-changes="false">
        <text:changed-region xml:id="ct38543104" text:id="ct38543104">
          <text:insertion>
            <office:change-info>
              <dc:creator>Kevin Porter</dc:creator>
              <dc:date>2021-04-20T20:15:54</dc:date>
            </office:change-info>
          </text:insertion>
        </text:changed-region>
        <text:changed-region xml:id="ct38616880" text:id="ct38616880">
          <text:deletion>
            <office:change-info>
              <dc:creator>Stephen Nilsen</dc:creator>
              <dc:date>2021-04-20T20:14:05</dc:date>
            </office:change-info>
            <text:list xml:id="list359706680" text:style-name="WWNum11">
              <text:list-item>
                <text:list>
                  <text:list-item>
                    <text:list>
                      <text:list-item>
                        <text:p text:style-name="P1">Would like to be considered for team lead / design / architecting</text:p>
                      </text:list-item>
                    </text:list>
                  </text:list-item>
                </text:list>
              </text:list-item>
            </text:list>
          </text:deletion>
        </text:changed-region>
        <text:changed-region xml:id="ct38834528" text:id="ct38834528">
          <text:insertion>
            <office:change-info>
              <dc:creator>Anonymous</dc:creator>
              <dc:date>2021-04-20T20:09:32</dc:date>
            </office:change-info>
          </text:insertion>
        </text:changed-region>
        <text:changed-region xml:id="ct39190144" text:id="ct39190144">
          <text:insertion>
            <office:change-info>
              <dc:creator>Mc Donagh</dc:creator>
              <dc:date>2021-04-20T20:13:07</dc:date>
            </office:change-info>
          </text:insertion>
        </text:changed-region>
        <text:changed-region xml:id="ct39107376" text:id="ct39107376">
          <text:UnknownChange>
            <office:change-info>
              <dc:creator>Mc Donagh</dc:creator>
              <dc:date>2021-04-20T20:13:12</dc:date>
            </office:change-info>
          </text:UnknownChange>
        </text:changed-region>
        <text:changed-region xml:id="ct38949488" text:id="ct38949488">
          <text:insertion>
            <office:change-info>
              <dc:creator>Kade Green</dc:creator>
              <dc:date>2021-04-20T20:13:15</dc:date>
            </office:change-info>
          </text:insertion>
        </text:changed-region>
        <text:changed-region xml:id="ct38776400" text:id="ct38776400">
          <text:insertion>
            <office:change-info>
              <dc:creator>Mc Donagh</dc:creator>
              <dc:date>2021-04-20T20:12:45</dc:date>
            </office:change-info>
          </text:insertion>
        </text:changed-region>
        <text:changed-region xml:id="ct38747184" text:id="ct38747184">
          <text:insertion>
            <office:change-info>
              <dc:creator>Andrei Tuculescu</dc:creator>
              <dc:date>2021-04-20T20:13:36</dc:date>
            </office:change-info>
          </text:insertion>
        </text:changed-region>
        <text:changed-region xml:id="ct39164000" text:id="ct39164000">
          <text:insertion>
            <office:change-info>
              <dc:creator>Andrei Tuculescu</dc:creator>
              <dc:date>2021-04-20T20:08:54</dc:date>
            </office:change-info>
          </text:insertion>
        </text:changed-region>
        <text:changed-region xml:id="ct38994688" text:id="ct38994688">
          <text:insertion>
            <office:change-info>
              <dc:creator>Kade Green</dc:creator>
              <dc:date>2021-04-20T20:14:18</dc:date>
            </office:change-info>
          </text:insertion>
        </text:changed-region>
        <text:changed-region xml:id="ct38573520" text:id="ct38573520">
          <text:insertion>
            <office:change-info>
              <dc:creator>Anonymous</dc:creator>
              <dc:date>2021-04-20T20:09:36</dc:date>
            </office:change-info>
          </text:insertion>
        </text:changed-region>
        <text:changed-region xml:id="ct38965488" text:id="ct38965488">
          <text:insertion>
            <office:change-info>
              <dc:creator>Anonymous</dc:creator>
              <dc:date>2021-04-20T20:10: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T1">Fediverse/MetaNet spec sheet</text:span></text:p>
      <text:p text:style-name="Standard"/>
      <text:p text:style-name="P2"><text:span text:style-name="T2">Github</text:span><text:span text:style-name="T4"> - </text:span><text:a xlink:type="simple" xlink:href="https://github.com/NodeFederation" text:style-name="ListLabel_20_190" text:visited-style-name="ListLabel_20_190"><text:span text:style-name="T5">https://github.com/NodeFederation</text:span></text:a></text:p>
      <text:p text:style-name="P3"/>
      <text:p text:style-name="P3"/>
      <text:p text:style-name="Standard"><text:span text:style-name="T4">Developers</text:span></text:p>
      <text:list xml:id="list3002784298" text:style-name="WWNum17">
        <text:list-item>
          <text:p text:style-name="P6">Ian Crossland - ian@iancrossland.net</text:p>
          <text:list>
            <text:list-item>
              <text:p text:style-name="P31">Front-End design, Minds co-founder</text:p>
            </text:list-item>
          </text:list>
        </text:list-item>
        <text:list-item>
          <text:p text:style-name="P6">Andreas Xirtus - i@xirt.us</text:p>
        </text:list-item>
        <text:list-item>
          <text:p text:style-name="P6">Kade Green</text:p>
          <text:list>
            <text:list-item>
              <text:p text:style-name="P31">Sr Software engineer / Architect (FOX)</text:p>
            </text:list-item>
            <text:list-item>
              <text:p text:style-name="P31">8 years of Video Streaming Experience</text:p>
            </text:list-item>
            <text:list-item>
              <text:p text:style-name="P31">Golang, Nodejs, Python, some php</text:p>
            </text:list-item>
            <text:list-item>
              <text:p text:style-name="P31">Entrepreneur</text:p>
            </text:list-item>
            <text:list-item>
              <text:p text:style-name="P31">Kadebom.com</text:p>
            </text:list-item>
            <text:list-item>
              <text:p text:style-name="P31">kadesgreen@gmail.com</text:p>
            </text:list-item>
            <text:list-item>
              <text:p text:style-name="P31">github.com @luckybroman5</text:p>
            </text:list-item>
          </text:list>
        </text:list-item>
        <text:list-item>
          <text:p text:style-name="P6">James Christensen - JayCeeJr@github, james@minsys.net</text:p>
          <text:list>
            <text:list-item>
              <text:p text:style-name="P31">Full Stack - Primarily Angular / Django</text:p>
            </text:list-item>
            <text:list-item>
              <text:p text:style-name="P31">CI/CD - Jenkins / Drone / Vela</text:p>
            </text:list-item>
            <text:list-item>
              <text:p text:style-name="P31"><text:soft-page-break/>Docker Kubernetes</text:p>
            </text:list-item>
            <text:list-item>
              <text:p text:style-name="P31">Postgres</text:p>
            </text:list-item>
            <text:list-item>
              <text:p text:style-name="P31">20+ years Linux</text:p>
            </text:list-item>
            <text:list-item>
              <text:p text:style-name="P31">Wowza Livestreaming</text:p>
            </text:list-item>
          </text:list>
        </text:list-item>
        <text:list-item>
          <text:p text:style-name="P6">Stephen Dollinger - soundwavetm2</text:p>
          <text:list>
            <text:list-item>
              <text:p text:style-name="P31">Solution architect </text:p>
              <text:list>
                <text:list-item>
                  <text:p text:style-name="P43">Route/Switch<text:tab/></text:p>
                  <text:list>
                    <text:list-item>
                      <text:p text:style-name="P47">Enterprise</text:p>
                    </text:list-item>
                    <text:list-item>
                      <text:p text:style-name="P47">Service Provider</text:p>
                    </text:list-item>
                  </text:list>
                </text:list-item>
                <text:list-item>
                  <text:p text:style-name="P43">DataCenter</text:p>
                  <text:list>
                    <text:list-item>
                      <text:p text:style-name="P47">Rack servers</text:p>
                    </text:list-item>
                    <text:list-item>
                      <text:p text:style-name="P47">Blade Servers</text:p>
                    </text:list-item>
                    <text:list-item>
                      <text:p text:style-name="P47">Virtualization</text:p>
                    </text:list-item>
                    <text:list-item>
                      <text:p text:style-name="P47">Automation</text:p>
                    </text:list-item>
                  </text:list>
                </text:list-item>
                <text:list-item>
                  <text:p text:style-name="P43">CDN</text:p>
                </text:list-item>
                <text:list-item>
                  <text:p text:style-name="P43">Cloud</text:p>
                  <text:list>
                    <text:list-item>
                      <text:p text:style-name="P47">Delivery </text:p>
                    </text:list-item>
                    <text:list-item>
                      <text:p text:style-name="P47">Micro Transactions</text:p>
                    </text:list-item>
                    <text:list-item>
                      <text:p text:style-name="P47">Analytics</text:p>
                    </text:list-item>
                  </text:list>
                </text:list-item>
                <text:list-item>
                  <text:p text:style-name="P43">Security </text:p>
                  <text:list>
                    <text:list-item>
                      <text:p text:style-name="P47">Planing, Designing and implementation </text:p>
                    </text:list-item>
                  </text:list>
                </text:list-item>
                <text:list-item>
                  <text:p text:style-name="P43"><text:soft-page-break/>Voice/Video</text:p>
                  <text:list>
                    <text:list-item>
                      <text:p text:style-name="P47">Cisco Telepresence</text:p>
                    </text:list-item>
                    <text:list-item>
                      <text:p text:style-name="P47">Expressway</text:p>
                    </text:list-item>
                    <text:list-item>
                      <text:p text:style-name="P47">CUCM and CUC</text:p>
                    </text:list-item>
                    <text:list-item>
                      <text:p text:style-name="P47">UCCE </text:p>
                    </text:list-item>
                    <text:list-item>
                      <text:p text:style-name="P47">CVP</text:p>
                    </text:list-item>
                    <text:list-item>
                      <text:p text:style-name="P47">Hybrid Calling </text:p>
                    </text:list-item>
                    <text:list-item>
                      <text:p text:style-name="P47">CER</text:p>
                    </text:list-item>
                    <text:list-item>
                      <text:p text:style-name="P47">CUSP</text:p>
                    </text:list-item>
                  </text:list>
                </text:list-item>
                <text:list-item>
                  <text:p text:style-name="P43">Service Provider Routing Switching</text:p>
                  <text:list>
                    <text:list-item>
                      <text:p text:style-name="P47">10G/40G/100G Configured and setup for CDN networks</text:p>
                    </text:list-item>
                  </text:list>
                </text:list-item>
              </text:list>
            </text:list-item>
            <text:list-item>
              <text:p text:style-name="P31">Load Testing with multiple tools </text:p>
            </text:list-item>
            <text:list-item>
              <text:p text:style-name="P31">QA testing</text:p>
            </text:list-item>
            <text:list-item>
              <text:p text:style-name="P31">BS Information Technology -2010</text:p>
            </text:list-item>
            <text:list-item>
              <text:p text:style-name="P31">MS Information Security - 2022</text:p>
            </text:list-item>
            <text:list-item>
              <text:p text:style-name="P31">Certifications</text:p>
              <text:list>
                <text:list-item>
                  <text:p text:style-name="P43">CCIE Voice</text:p>
                </text:list-item>
                <text:list-item>
                  <text:p text:style-name="P43">CCIE Routing and Switching</text:p>
                </text:list-item>
                <text:list-item>
                  <text:p text:style-name="P43">CCNP Cloud</text:p>
                </text:list-item>
                <text:list-item>
                  <text:p text:style-name="P43">VCP</text:p>
                </text:list-item>
                <text:list-item>
                  <text:p text:style-name="P43">JNCP</text:p>
                </text:list-item>
                <text:list-item>
                  <text:p text:style-name="P43"><text:soft-page-break/>Cisco Devnet</text:p>
                </text:list-item>
              </text:list>
            </text:list-item>
            <text:list-item>
              <text:p text:style-name="P32"/>
            </text:list-item>
          </text:list>
        </text:list-item>
        <text:list-item>
          <text:p text:style-name="P6">Phillip Fisher | phillipfisher@gmail.com</text:p>
          <text:list>
            <text:list-item>
              <text:p text:style-name="P31">Full Stack / Backend Engineer / Mobile Apps</text:p>
              <text:list>
                <text:list-item>
                  <text:p text:style-name="P43">Mainly C# / .NET</text:p>
                </text:list-item>
              </text:list>
            </text:list-item>
            <text:list-item>
              <text:p text:style-name="P31">Low Level TCP/UDP Communications</text:p>
            </text:list-item>
            <text:list-item>
              <text:p text:style-name="P31">Security</text:p>
            </text:list-item>
            <text:list-item>
              <text:p text:style-name="P31">Cloud Infrastructure</text:p>
            </text:list-item>
            <text:list-item>
              <text:p text:style-name="P31">Payment / Banking Background</text:p>
            </text:list-item>
          </text:list>
        </text:list-item>
      </text:list>
      <text:p text:style-name="P48"/>
      <text:list xml:id="list2911768199" text:style-name="WWNum18">
        <text:list-item>
          <text:p text:style-name="P7">TJ Phippen - siforek | tjphippen@github | <text:span text:style-name="T7">tj@tjphippen.com</text:span></text:p>
          <text:list>
            <text:list-item>
              <text:p text:style-name="P33">Full Stack / Backend Engineer</text:p>
              <text:list>
                <text:list-item>
                  <text:p text:style-name="P44">PHP(Laravel), SQL, AMQP, SASS/CSS, JS, NGINX, React, Vue, Ionicframework, WebRTC, </text:p>
                </text:list-item>
                <text:list-item>
                  <text:p text:style-name="P44">REST APIs, micro services &amp; 3rd party integrations.</text:p>
                </text:list-item>
              </text:list>
            </text:list-item>
            <text:list-item>
              <text:p text:style-name="P33">Build racing/freestyle drones, arduino/PI gadgets</text:p>
            </text:list-item>
            <text:list-item>
              <text:p text:style-name="P33">Crypto mining, automated algo switching scripts, masternodes/setup scripts</text:p>
            </text:list-item>
            <text:list-item>
              <text:p text:style-name="P33">Musician/audio engineering, video editing,</text:p>
            </text:list-item>
          </text:list>
        </text:list-item>
        <text:list-item>
          <text:p text:style-name="P7">Coyote Doge</text:p>
          <text:list>
            <text:list-item>
              <text:p text:style-name="P33">Java, SQL, AMQP, Solidity</text:p>
            </text:list-item>
            <text:list-item>
              <text:p text:style-name="P33">Current Ethereum blockchain developer</text:p>
              <text:list>
                <text:list-item>
                  <text:p text:style-name="P44"><text:a xlink:type="simple" xlink:href="https://www.coingecko.com/en/coins/non-fungible-yearn" text:style-name="ListLabel_20_191" text:visited-style-name="ListLabel_20_191"><text:span text:style-name="T8">https://www.coingecko.com/en/coins/non-fungible-yearn</text:span></text:a></text:p>
                </text:list-item>
              </text:list>
            </text:list-item>
          </text:list>
        </text:list-item>
        <text:list-item>
          <text:p text:style-name="P7"><text:soft-page-break/>Alfie Coulson</text:p>
          <text:list>
            <text:list-item>
              <text:p text:style-name="P33">Full stack but please don’t get me to do any CSS</text:p>
            </text:list-item>
            <text:list-item>
              <text:p text:style-name="P33">.net/.netcore, react, python, C++, SQL, graph dbs, angular, azure</text:p>
            </text:list-item>
          </text:list>
        </text:list-item>
      </text:list>
      <text:list xml:id="list1907723794" text:style-name="WWNum2">
        <text:list-item>
          <text:p text:style-name="P8">Calvin Holloway</text:p>
          <text:list>
            <text:list-item>
              <text:p text:style-name="P34">Founder (and solo dev): www.goodkarma.ai</text:p>
            </text:list-item>
            <text:list-item>
              <text:p text:style-name="P34">Full Stack</text:p>
            </text:list-item>
            <text:list-item>
              <text:p text:style-name="P34">Flutter (mobile), GCP/AWS, JS, Go, K8s, WP</text:p>
            </text:list-item>
          </text:list>
        </text:list-item>
        <text:list-item>
          <text:p text:style-name="P8">NNKC - Tom - newsnowkansascity@gmail.com</text:p>
          <text:list>
            <text:list-item>
              <text:p text:style-name="P34">Backend large scale systems distributed globally</text:p>
            </text:list-item>
            <text:list-item>
              <text:p text:style-name="P34">Golang, Python, JS, Java, Ruby, .Net, Scala, SQL</text:p>
            </text:list-item>
            <text:list-item>
              <text:p text:style-name="P34">BS, MS Computer Science/Data Science Illinois</text:p>
            </text:list-item>
            <text:list-item>
              <text:p text:style-name="P34">AWS, GCloud, Hadoop, Tensorflow, Kafka, Storm, Jenkins (lol), k8s, Cassandra</text:p>
            </text:list-item>
            <text:list-item>
              <text:p text:style-name="P34">DevOps Engineer, Chief Architect, Software Engineer, Product Manager</text:p>
            </text:list-item>
            <text:list-item>
              <text:p text:style-name="P34">Android Development</text:p>
            </text:list-item>
            <text:list-item>
              <text:p text:style-name="P34">Complex Systems and Safety Science interest me</text:p>
            </text:list-item>
          </text:list>
        </text:list-item>
        <text:list-item>
          <text:p text:style-name="P8">Ted Dotard - DotardTed@gmail.com</text:p>
          <text:list>
            <text:list-item>
              <text:p text:style-name="P34">Routing: Cisco, Brocade, Extreme, Juniper VPN, Arista</text:p>
            </text:list-item>
            <text:list-item>
              <text:p text:style-name="P34">VoIP Avaya, Cisco, Shoretel</text:p>
            </text:list-item>
            <text:list-item>
              <text:p text:style-name="P34">IDS/IPS/NAC SPLUNK, SPL, SolarWinds, Nagios</text:p>
            </text:list-item>
            <text:list-item>
              <text:p text:style-name="P34">Linux / Windows / VMWare servers </text:p>
            </text:list-item>
            <text:list-item>
              <text:p text:style-name="P34">Linux, Apache, MySQL and PHP (LAMP) <text:s/>Puppet</text:p>
            </text:list-item>
            <text:list-item>
              <text:p text:style-name="P34"><text:soft-page-break/>Cisco ASA, Check Point and Palo Alto firewalls;</text:p>
            </text:list-item>
            <text:list-item>
              <text:p text:style-name="P34">Scripting: Python, BASH, Perl, Powershell, etc.</text:p>
            </text:list-item>
            <text:list-item>
              <text:p text:style-name="P34">Load balancers F5 LTM GTM/DNS/APM, Citrix NetScaler, RoundRobin DNS</text:p>
            </text:list-item>
            <text:list-item>
              <text:p text:style-name="P34">Storage EMC, NetApp, Hitachi, Seagate</text:p>
            </text:list-item>
            <text:list-item>
              <text:p text:style-name="P34">Governance: MICS, PCI, SOX, +FERPA, HIPAA</text:p>
            </text:list-item>
          </text:list>
        </text:list-item>
        <text:list-item>
          <text:p text:style-name="P8">Phil Romov - QuakePhil@github</text:p>
          <text:list>
            <text:list-item>
              <text:p text:style-name="P34">Been hooked on coding (with slant on r&amp;d/skunkworks) after discovering QBasic in jr high ~25 years ago</text:p>
            </text:list-item>
            <text:list-item>
              <text:p text:style-name="P34">20+ years: PHP, JS, SQL, HTML/CSS</text:p>
            </text:list-item>
            <text:list-item>
              <text:p text:style-name="P34">10+ years: Python, Ruby, VBA, COBOL</text:p>
            </text:list-item>
            <text:list-item>
              <text:p text:style-name="P34">5+ years: C, Perl, Java, AWS, Docker</text:p>
            </text:list-item>
            <text:list-item>
              <text:p text:style-name="P34">Learning: Go, HCL</text:p>
            </text:list-item>
            <text:list-item>
              <text:p text:style-name="P34">More details: <text:a xlink:type="simple" xlink:href="https://quakephil.github.io/" text:style-name="ListLabel_20_191" text:visited-style-name="ListLabel_20_191"><text:span text:style-name="T8">https://quakephil.github.io/</text:span></text:a></text:p>
            </text:list-item>
            <text:list-item>
              <text:p text:style-name="P34">Have worked on frontend as long as backend, but more interested in backend</text:p>
            </text:list-item>
            <text:list-item>
              <text:p text:style-name="P34">Most recent interest coding big data processors using awslabs datawrangler package</text:p>
            </text:list-item>
          </text:list>
        </text:list-item>
        <text:list-item>
          <text:p text:style-name="P8">John Miller - <text:a xlink:type="simple" xlink:href="https://gitlab.com/Zakki_Orichalcum" text:style-name="ListLabel_20_191" text:visited-style-name="ListLabel_20_191"><text:span text:style-name="T8">https://gitlab.com/Zakki_Orichalcum</text:span></text:a></text:p>
          <text:list>
            <text:list-item>
              <text:p text:style-name="P34">Full Stack</text:p>
            </text:list-item>
            <text:list-item>
              <text:p text:style-name="P34">.net/.net Core, Vuejs, JS, Nodejs, SQL, Python, Java</text:p>
            </text:list-item>
            <text:list-item>
              <text:p text:style-name="P34">Decent amount of Jenkins and TeamCity experience as DevOps</text:p>
            </text:list-item>
          </text:list>
        </text:list-item>
      </text:list>
      <text:p text:style-name="P50"/>
      <text:list xml:id="list4254330441" text:style-name="WWNum19">
        <text:list-item>
          <text:p text:style-name="P9">Evanilson Abril - <text:a xlink:type="simple" xlink:href="https://github.com/vbspace" text:style-name="ListLabel_20_191" text:visited-style-name="ListLabel_20_191"><text:span text:style-name="T8">https://github.com/vbspace</text:span></text:a> (evanilsondev@gmail.com)</text:p>
          <text:list>
            <text:list-item>
              <text:p text:style-name="P35">Full Stack</text:p>
            </text:list-item>
            <text:list-item>
              <text:p text:style-name="P35"><text:soft-page-break/>Java, C, Javascript, NodeJS, MongoDB</text:p>
            </text:list-item>
            <text:list-item>
              <text:p text:style-name="P35">Docker, Jenkins, CodePush, Bash, Perl and AWK</text:p>
            </text:list-item>
            <text:list-item>
              <text:p text:style-name="P35">AWS and GCP</text:p>
            </text:list-item>
          </text:list>
        </text:list-item>
        <text:list-item>
          <text:p text:style-name="P9">Jerry Jäppinen: <text:a xlink:type="simple" xlink:href="https://github.com/jerryjappinen" text:style-name="ListLabel_20_191" text:visited-style-name="ListLabel_20_191"><text:span text:style-name="T8">https://github.com/jerryjappinen</text:span></text:a> (jerryjappinen@lateralnord.com)</text:p>
          <text:list>
            <text:list-item>
              <text:p text:style-name="P35">UX/Service design</text:p>
            </text:list-item>
            <text:list-item>
              <text:p text:style-name="P35">Content management</text:p>
            </text:list-item>
            <text:list-item>
              <text:p text:style-name="P35">Node.js, frontend (Vue.js), Prisma</text:p>
            </text:list-item>
            <text:list-item>
              <text:p text:style-name="P35">Modern cloud services (Contentful, Vercel, Netlify, Heroku...)</text:p>
            </text:list-item>
          </text:list>
        </text:list-item>
        <text:list-item>
          <text:p text:style-name="P9">Michael McDonagh - <text:a xlink:type="simple" xlink:href="mailto:mikemcdonagh@protonmail.com" text:style-name="ListLabel_20_191" text:visited-style-name="ListLabel_20_191"><text:span text:style-name="T8">mikemcdonagh@protonmail.com</text:span></text:a></text:p>
          <text:list>
            <text:list-item>
              <text:p text:style-name="P35"><text:a xlink:type="simple" xlink:href="https://mcdonagh.dev" text:style-name="ListLabel_20_191" text:visited-style-name="ListLabel_20_191"><text:span text:style-name="T8">https://mcdonagh.dev</text:span></text:a></text:p>
            </text:list-item>
            <text:list-item>
              <text:p text:style-name="P35"><text:a xlink:type="simple" xlink:href="https://github.com/m-mcdonagh" text:style-name="ListLabel_20_191" text:visited-style-name="ListLabel_20_191"><text:span text:style-name="T8">https://github.com/m-mcdonagh</text:span></text:a> </text:p>
            </text:list-item>
            <text:list-item>
              <text:p text:style-name="P35">Full Stack</text:p>
            </text:list-item>
            <text:list-item>
              <text:p text:style-name="P35">C, C#, Java, JavaScript, TypeScript, Python, Bash, Go</text:p>
            </text:list-item>
            <text:list-item>
              <text:p text:style-name="P35">ASP.NET, Node.js, Spring Boot</text:p>
            </text:list-item>
          </text:list>
        </text:list-item>
        <text:list-item>
          <text:p text:style-name="P9">Bashar Jaan Khan basharjaankhan@gmail.com</text:p>
        </text:list-item>
      </text:list>
      <text:p text:style-name="P53">https://github.com/thisHermit</text:p>
      <text:list xml:id="list131640216940778" text:continue-numbering="true" text:style-name="WWNum19">
        <text:list-item>
          <text:list>
            <text:list-item>
              <text:p text:style-name="P35">Full Stack</text:p>
            </text:list-item>
            <text:list-item>
              <text:p text:style-name="P35">Java, C, JavaScript, Python</text:p>
            </text:list-item>
            <text:list-item>
              <text:p text:style-name="P35">Docker, Bash</text:p>
            </text:list-item>
            <text:list-item>
              <text:p text:style-name="P35">AWS and GCP</text:p>
            </text:list-item>
          </text:list>
        </text:list-item>
        <text:list-item>
          <text:p text:style-name="P9">Stephen Nilsen - <text:a xlink:type="simple" xlink:href="mailto:stevenilsen@live.com" text:style-name="ListLabel_20_191" text:visited-style-name="ListLabel_20_191"><text:span text:style-name="T8">stevenilsen@live.com</text:span></text:a></text:p>
          <text:list>
            <text:list-item>
              <text:p text:style-name="P35"><text:soft-page-break/>Full stack but mostly love front-end</text:p>
            </text:list-item>
            <text:list-item>
              <text:p text:style-name="P35">Specialize in Android</text:p>
            </text:list-item>
            <text:list-item>
              <text:p text:style-name="P35">Java / Kotlin / Python</text:p>
            </text:list-item>
            <text:list-item>
              <text:p text:style-name="P35">Docker / Kubernetes / Azure</text:p>
            </text:list-item>
            <text:list-item>
              <text:p text:style-name="P35">Also love UI design / user experience / animations</text:p>
            </text:list-item>
            <text:list-item>
              <text:p text:style-name="P35">linkedin.com/in/stephennilsen</text:p>
            </text:list-item>
          </text:list>
        </text:list-item>
      </text:list>
      <text:p text:style-name="P50"/>
      <text:list xml:id="list2792644657" text:style-name="WWNum4">
        <text:list-item>
          <text:p text:style-name="P10">Andrei Tuculescu - <text:a xlink:type="simple" xlink:href="mailto:andrei.tuculescu@gmail.com" text:style-name="ListLabel_20_192" text:visited-style-name="ListLabel_20_192"><text:span text:style-name="T10">andrei.tuculescu@gmail.com</text:span></text:a></text:p>
          <text:list>
            <text:list-item>
              <text:p text:style-name="P36">Back end Python</text:p>
            </text:list-item>
            <text:list-item>
              <text:p text:style-name="P36">Flask framework</text:p>
            </text:list-item>
            <text:list-item>
              <text:p text:style-name="P36">Experience with web scraping / automation</text:p>
            </text:list-item>
            <text:list-item>
              <text:p text:style-name="P36">HTML/CSS/some JS (please don’t make me)</text:p>
            </text:list-item>
            <text:list-item>
              <text:p text:style-name="P36">Database design</text:p>
            </text:list-item>
          </text:list>
        </text:list-item>
        <text:list-item>
          <text:p text:style-name="P10">Sean Morris - <text:a xlink:type="simple" xlink:href="mailto:Sean@SeanMorr.is" text:style-name="ListLabel_20_191" text:visited-style-name="ListLabel_20_191"><text:span text:style-name="T8">Sean@SeanMorr.is</text:span></text:a></text:p>
          <text:list>
            <text:list-item>
              <text:p text:style-name="P36">Back end PHP</text:p>
            </text:list-item>
            <text:list-item>
              <text:p text:style-name="P36">Front end JS (ES6)</text:p>
            </text:list-item>
            <text:list-item>
              <text:p text:style-name="P36">Some WASM (C)</text:p>
            </text:list-item>
            <text:list-item>
              <text:p text:style-name="P36">Strong knowledge of relational database design, application profiling and optimization of frontend and backend code</text:p>
            </text:list-item>
            <text:list-item>
              <text:p text:style-name="P36">WebSockets &amp; WebRTP</text:p>
            </text:list-item>
            <text:list-item>
              <text:p text:style-name="P36">AWS, Docker, Heroku, &amp; Cloudflare</text:p>
            </text:list-item>
            <text:list-item>
              <text:p text:style-name="P36">Self taught, High school dropout / 14 years full time in the industry</text:p>
            </text:list-item>
          </text:list>
        </text:list-item>
        <text:list-item>
          <text:p text:style-name="P10"><text:soft-page-break/>Ryan Glover - <text:a xlink:type="simple" xlink:href="mailto:me@ryanglover.net" text:style-name="ListLabel_20_191" text:visited-style-name="ListLabel_20_191"><text:span text:style-name="T8">me@ryanglover.net</text:span></text:a></text:p>
          <text:list>
            <text:list-item>
              <text:p text:style-name="P36">Full-stack JavaScript (JavaScript, TypeScript, Node.js) - ES5-2020+</text:p>
            </text:list-item>
            <text:list-item>
              <text:p text:style-name="P36">Experience with building front-end and back-end JavaScript platforms (see: https://cheatcode.co).</text:p>
            </text:list-item>
            <text:list-item>
              <text:p text:style-name="P36">Experience with large application architecture.</text:p>
            </text:list-item>
            <text:list-item>
              <text:p text:style-name="P36">Experience with building real-time systems via Websockets/OBS</text:p>
            </text:list-item>
            <text:list-item>
              <text:p text:style-name="P36">Experience with AWS, Kubernetes, Digital Ocean, etc.</text:p>
            </text:list-item>
            <text:list-item>
              <text:p text:style-name="P36">UI designer with heavy focus on application UI</text:p>
            </text:list-item>
          </text:list>
        </text:list-item>
        <text:list-item>
          <text:p text:style-name="P10">Austin Walters - <text:a xlink:type="simple" xlink:href="mailto:austin@agw.io" text:style-name="ListLabel_20_191" text:visited-style-name="ListLabel_20_191"><text:span text:style-name="T8">austin@agw.io</text:span></text:a></text:p>
          <text:list>
            <text:list-item>
              <text:p text:style-name="P36">Full-Stack &amp; ML Engineer: Python, Ruby (Rails), Javascript, Postgresql</text:p>
            </text:list-item>
            <text:list-item>
              <text:p text:style-name="P36">Professionally: Engineering manager in applied research &amp; <text:a xlink:type="simple" xlink:href="https://insideropinion.com/" text:style-name="ListLabel_20_191" text:visited-style-name="ListLabel_20_191"><text:span text:style-name="T8">startup founder</text:span></text:a></text:p>
            </text:list-item>
            <text:list-item>
              <text:p text:style-name="P36"><text:a xlink:type="simple" xlink:href="https://docs.google.com/document/d/1uba0-SU0VsQmSdcwlLOrPUe_4ngwe-DunoLXvFqOlX8/edit?usp=sharing" text:style-name="ListLabel_20_191" text:visited-style-name="ListLabel_20_191"><text:span text:style-name="T8">Resume Link</text:span></text:a>, <text:a xlink:type="simple" xlink:href="https://github.com/lettergram" text:style-name="ListLabel_20_191" text:visited-style-name="ListLabel_20_191"><text:span text:style-name="T8">Github Link</text:span></text:a>, <text:a xlink:type="simple" xlink:href="https://austingwalters.com/" text:style-name="ListLabel_20_191" text:visited-style-name="ListLabel_20_191"><text:span text:style-name="T8">Website link</text:span></text:a></text:p>
            </text:list-item>
          </text:list>
        </text:list-item>
        <text:list-item>
          <text:p text:style-name="P29">Jon Sparks - <text:a xlink:type="simple" xlink:href="mailto:jon@jonsparks.com" text:style-name="ListLabel_20_191" text:visited-style-name="ListLabel_20_191"><text:span text:style-name="T8">jon@jonsparks.com</text:span></text:a></text:p>
          <text:list>
            <text:list-item>
              <text:p text:style-name="P41">Platform Engineer </text:p>
            </text:list-item>
            <text:list-item>
              <text:p text:style-name="P41">PHP / Node.js / SQL</text:p>
            </text:list-item>
            <text:list-item>
              <text:p text:style-name="P41">Kubernetes / Docker</text:p>
            </text:list-item>
            <text:list-item>
              <text:p text:style-name="P41">AWS / GCP </text:p>
            </text:list-item>
            <text:list-item>
              <text:p text:style-name="P41">CI/CD - Github Actions/ Drone</text:p>
            </text:list-item>
          </text:list>
        </text:list-item>
        <text:list-item>
          <text:p text:style-name="P30">Rachel Campbell - <text:a xlink:type="simple" xlink:href="mailto:rachel@relizabeth.com" text:style-name="ListLabel_20_191" text:visited-style-name="ListLabel_20_191"><text:span text:style-name="T8">rachel@relizabeth.com</text:span></text:a></text:p>
          <text:list>
            <text:list-item>
              <text:p text:style-name="P41">Full Stack Web Developer</text:p>
            </text:list-item>
            <text:list-item>
              <text:p text:style-name="P41">Web Designer</text:p>
            </text:list-item>
            <text:list-item>
              <text:p text:style-name="P41">UI/UX </text:p>
            </text:list-item>
            <text:list-item>
              <text:p text:style-name="P41"><text:soft-page-break/>React, React Native, ES6</text:p>
            </text:list-item>
          </text:list>
        </text:list-item>
        <text:list-item>
          <text:p text:style-name="P30">VOIP - Asterisk</text:p>
        </text:list-item>
        <text:list-item>
          <text:p text:style-name="P30">Eivar Montenegro - <text:a xlink:type="simple" xlink:href="mailto:e.mont01@gmail.com" text:style-name="ListLabel_20_191" text:visited-style-name="ListLabel_20_191"><text:span text:style-name="T8">e.mont01@gmail.com</text:span></text:a></text:p>
          <text:list>
            <text:list-item>
              <text:p text:style-name="P41">Full stack developer</text:p>
            </text:list-item>
            <text:list-item>
              <text:p text:style-name="P41">Backend PHP, Java, Python, Node.js and C#</text:p>
            </text:list-item>
            <text:list-item>
              <text:p text:style-name="P41">Frontend: vue.js, react &amp; HTML+CSS</text:p>
            </text:list-item>
            <text:list-item>
              <text:p text:style-name="P41">Containers: Docker, docker-compose</text:p>
            </text:list-item>
            <text:list-item>
              <text:p text:style-name="P41">GNU/Linux management</text:p>
            </text:list-item>
            <text:list-item>
              <text:p text:style-name="P41">CI/CD - A little with GitLab pipelines</text:p>
            </text:list-item>
          </text:list>
        </text:list-item>
        <text:list-item>
          <text:p text:style-name="P30">Ben Nathaniel - <text:a xlink:type="simple" xlink:href="mailto:ben@timcast.com" text:style-name="ListLabel_20_191" text:visited-style-name="ListLabel_20_191"><text:span text:style-name="T8">ben@timcast.com</text:span></text:a></text:p>
          <text:list>
            <text:list-item>
              <text:p text:style-name="P41">Cloud architect</text:p>
            </text:list-item>
            <text:list-item>
              <text:p text:style-name="P41">Drupal</text:p>
            </text:list-item>
            <text:list-item>
              <text:p text:style-name="P41">Kubernetes</text:p>
            </text:list-item>
            <text:list-item>
              <text:p text:style-name="P41">specializes in: Databases &amp; Storage </text:p>
            </text:list-item>
            <text:list-item>
              <text:p text:style-name="P41">self-taught software eng.</text:p>
            </text:list-item>
            <text:list-item>
              <text:p text:style-name="P42">B.Sc in Finance</text:p>
            </text:list-item>
          </text:list>
        </text:list-item>
      </text:list>
      <text:p text:style-name="Standard"><text:change-start text:change-id="ct38543104"/></text:p>
      <text:p text:style-name="Standard"/>
      <text:p text:style-name="Standard"><text:change-end text:change-id="ct38543104"/><text:span text:style-name="T4">Product</text:span></text:p>
      <text:list xml:id="list2869972240" text:style-name="WWNum10">
        <text:list-item>
          <text:p text:style-name="P11">Cory Bowman (Currently a Senior Product Manager and Practice Lead) - <text:a xlink:type="simple" xlink:href="mailto:corybowman1@protonmail.com" text:style-name="ListLabel_20_191" text:visited-style-name="ListLabel_20_191"><text:span text:style-name="T8">corybowman1@protonmail.com</text:span></text:a></text:p>
          <text:list>
            <text:list-item>
              <text:p text:style-name="P37">Product Management - Lean/Agile but can work however</text:p>
              <text:list>
                <text:list-item>
                  <text:p text:style-name="P45"><text:soft-page-break/>Roadmapping</text:p>
                </text:list-item>
                <text:list-item>
                  <text:p text:style-name="P45">Backlog management</text:p>
                </text:list-item>
                <text:list-item>
                  <text:p text:style-name="P45">Stakeholder management</text:p>
                </text:list-item>
                <text:list-item>
                  <text:p text:style-name="P45">Facilitation</text:p>
                </text:list-item>
                <text:list-item>
                  <text:p text:style-name="P45">Knowledge management</text:p>
                </text:list-item>
                <text:list-item>
                  <text:p text:style-name="P45">Basic branding/marketing</text:p>
                </text:list-item>
                <text:list-item>
                  <text:p text:style-name="P45">Basically all the stuff OTHER than building the darn thing</text:p>
                </text:list-item>
              </text:list>
            </text:list-item>
            <text:list-item>
              <text:p text:style-name="P37">User/Customer Research - most familiar with User Centered Design</text:p>
            </text:list-item>
            <text:list-item>
              <text:p text:style-name="P37">Passing UX design (Mostly Figma)</text:p>
            </text:list-item>
            <text:list-item>
              <text:p text:style-name="P37">Abysmal dev capabilities but understand path to prod </text:p>
            </text:list-item>
          </text:list>
        </text:list-item>
        <text:list-item>
          <text:p text:style-name="P11">Kade Green</text:p>
          <text:list>
            <text:list-item>
              <text:p text:style-name="P37">Software engineer/architect </text:p>
            </text:list-item>
            <text:list-item>
              <text:p text:style-name="P37">entrepreneur</text:p>
            </text:list-item>
            <text:list-item>
              <text:p text:style-name="P37">8 years of Video streaming experience.</text:p>
            </text:list-item>
            <text:list-item>
              <text:p text:style-name="P37"><text:a xlink:type="simple" xlink:href="mailto:kadesgreen@gmail.com" text:style-name="ListLabel_20_191" text:visited-style-name="ListLabel_20_191"><text:span text:style-name="T8">kadesgreen@gmail.com</text:span></text:a></text:p>
            </text:list-item>
          </text:list>
        </text:list-item>
      </text:list>
      <text:p text:style-name="Heading_20_2"><text:bookmark text:name="_fao6j4l5vf0"/>Dev Tools</text:p>
      <text:list xml:id="list1842141030" text:style-name="WWNum8">
        <text:list-item>
          <text:p text:style-name="P12">MonoRail - <text:a xlink:type="simple" xlink:href="https://en.wikipedia.org/wiki/MonoRail_(software)" text:style-name="ListLabel_20_191" text:visited-style-name="ListLabel_20_191"><text:span text:style-name="T8">wiki</text:span></text:a></text:p>
        </text:list-item>
        <text:list-item>
          <text:p text:style-name="P12">GitHub: primary</text:p>
        </text:list-item>
        <text:list-item>
          <text:p text:style-name="P12">GitGogs: local mirror</text:p>
        </text:list-item>
        <text:list-item>
          <text:p text:style-name="P12">Vagrant: dev &amp;, test nodes</text:p>
        </text:list-item>
      </text:list>
      <text:p text:style-name="P50"/>
      <text:p text:style-name="P50"><text:soft-page-break/>Trello / Kanban board:</text:p>
      <text:p text:style-name="P50"/>
      <text:p text:style-name="Standard">Consider prioritizing Paid dev tools - that are worth the money.</text:p>
      <text:list xml:id="list199389657" text:style-name="WWNum1">
        <text:list-item>
          <text:p text:style-name="P13">ex. <office:annotation office:name="__Annotation__309_1765078429"><dc:creator>TJ Phippen</dc:creator><dc:date>2021-04-20T19:51:56</dc:date><text:p><text:span text:style-name="T25">I don't like Asana(maybe I'm biased)</text:span></text:p></office:annotation>Asana<office:annotation-end office:name="__Annotation__309_1765078429"/></text:p>
        </text:list-item>
      </text:list>
      <text:p text:style-name="P50"/>
      <text:p text:style-name="P55"><text:bookmark text:name="_y650kny54zzp"/>Teams</text:p>
      <text:p text:style-name="Standard">Put your name under the team that you want to be a part of. Also put your element name if it is different than your actual name.</text:p>
      <text:list xml:id="list131640524134137" text:continue-list="list359706680" text:style-name="WWNum11">
        <text:list-item>
          <text:p text:style-name="P14">Installer/Manager/Front-End</text:p>
          <text:list>
            <text:list-item>
              <text:p text:style-name="P38">Stephen Nilsen</text:p>
              <text:list>
                <text:list-item>
                  <text:p text:style-name="P1"><text:change text:change-id="ct38616880"/><text:span text:style-name="T6"/></text:p>
                </text:list-item>
              </text:list>
            </text:list-item>
            <text:list-item>
              <text:p text:style-name="P38">Phillip Fisher - architecture, developer</text:p>
            </text:list-item>
            <text:list-item>
              <text:p text:style-name="P38">Ryan Glover</text:p>
            </text:list-item>
            <text:list-item>
              <text:p text:style-name="P38">QuakePhil</text:p>
            </text:list-item>
            <text:list-item>
              <text:p text:style-name="P38"><text:a xlink:type="simple" xlink:href="mailto:tj@tjphippen.com" text:style-name="ListLabel_20_193" text:visited-style-name="ListLabel_20_193"><text:span text:style-name="T12">TJ Phippen</text:span></text:a></text:p>
            </text:list-item>
            <text:list-item>
              <text:p text:style-name="P38">Bashar Jaan Khan</text:p>
            </text:list-item>
            <text:list-item>
              <text:p text:style-name="P38">Rachel Campbell<text:change-start text:change-id="ct38834528"/> (relizabet)<text:change-end text:change-id="ct38834528"/></text:p>
            </text:list-item>
            <text:list-item>
              <text:p text:style-name="P38">Stephen Dollinger</text:p>
            </text:list-item>
          </text:list>
        </text:list-item>
        <text:list-item>
          <text:p text:style-name="P14"><office:annotation office:name="__Annotation__331_1765078429"><dc:creator>Anonymous</dc:creator><dc:date>2021-04-20T20:07:08</dc:date><text:p><text:span text:style-name="T25">I'd like t be part of the RSS 3.0 group: dsn-didact</text:span></text:p></office:annotation>RSS 3.0<office:annotation-end office:name="__Annotation__331_1765078429"/></text:p>
          <text:list>
            <text:list-item>
              <text:p text:style-name="P38">Ryan Glover</text:p>
            </text:list-item>
            <text:list-item>
              <text:p text:style-name="P38">Bashar Jaan Khan</text:p>
            </text:list-item>
            <text:list-item>
              <text:p text:style-name="P38">Eivar Montenegro<text:change-start text:change-id="ct39190144"/></text:p>
            </text:list-item>
            <text:list-item>
              <text:p text:style-name="P38"><text:change-start text:change-id="ct39107376"/>Michael McDonagh<text:change-end text:change-id="ct39190144"/><text:change-end text:change-id="ct39107376"/></text:p>
            </text:list-item>
          </text:list>
        </text:list-item>
        <text:list-item>
          <text:p text:style-name="P14">Bullet Proof (pentest, anti-deplatforming, etc)<text:change-start text:change-id="ct38949488"/> Is this really "Pen Testing" or allowing for not being deplatformed?<text:change-end text:change-id="ct38949488"/></text:p>
          <text:list>
            <text:list-item>
              <text:p text:style-name="P38">Kade Green</text:p>
            </text:list-item>
            <text:list-item>
              <text:p text:style-name="P38">QuakePhil<text:change-start text:change-id="ct38776400"/></text:p>
            </text:list-item>
            <text:list-item>
              <text:p text:style-name="P38">Michael McDonagh<text:change-end text:change-id="ct38776400"/><text:change-start text:change-id="ct38747184"/></text:p>
            </text:list-item>
            <text:list-item>
              <text:p text:style-name="P38"><text:soft-page-break/>Andrei Tuculescu<text:change-end text:change-id="ct38747184"/></text:p>
            </text:list-item>
          </text:list>
        </text:list-item>
        <text:list-item>
          <text:p text:style-name="P14">Distributed Storage/Serverless</text:p>
          <text:list>
            <text:list-item>
              <text:p text:style-name="P38">Ben Nathaniel</text:p>
            </text:list-item>
            <text:list-item>
              <text:p text:style-name="P38">QuakePhil</text:p>
            </text:list-item>
            <text:list-item>
              <text:p text:style-name="P38">Stephen Dollinger<text:change-start text:change-id="ct39164000"/></text:p>
            </text:list-item>
            <text:list-item>
              <text:p text:style-name="P38">Andrei Tuculescu<text:change-end text:change-id="ct39164000"/><text:change-start text:change-id="ct38994688"/></text:p>
            </text:list-item>
            <text:list-item>
              <text:p text:style-name="P38">Kade Green<text:change-end text:change-id="ct38994688"/></text:p>
            </text:list-item>
          </text:list>
        </text:list-item>
        <text:list-item>
          <text:p text:style-name="P14">Share the Wealth (NFTs, etc)</text:p>
          <text:list>
            <text:list-item>
              <text:p text:style-name="P38">Rachel Campbell<text:change-start text:change-id="ct38573520"/> (relizabet)<text:change-end text:change-id="ct38573520"/></text:p>
            </text:list-item>
            <text:list-item>
              <text:p text:style-name="P38">QuakePhil</text:p>
            </text:list-item>
          </text:list>
        </text:list-item>
        <text:list-item>
          <text:p text:style-name="P14">Business/domain/product/user research?</text:p>
          <text:list>
            <text:list-item>
              <text:p text:style-name="P38">Stephen Dollinger<text:change-start text:change-id="ct38965488"/></text:p>
            </text:list-item>
            <text:list-item>
              <text:p text:style-name="P38">Rachel Campbell (relizabet)</text:p>
            </text:list-item>
          </text:list>
        </text:list-item>
      </text:list>
      <text:p text:style-name="P49"><text:change-end text:change-id="ct38965488"/></text:p>
      <text:p text:style-name="Heading_20_2"><text:bookmark text:name="_251ecfcfk7tq"/>The Creator’s Delivery Dilemma</text:p>
      <text:list xml:id="list368571846" text:style-name="WWNum12">
        <text:list-item>
          <text:p text:style-name="P15">Users demand rich content on user friendly interface</text:p>
        </text:list-item>
        <text:list-item>
          <text:p text:style-name="P15">Content creators want to distribute their content with as little effort as possible</text:p>
        </text:list-item>
        <text:list-item>
          <text:p text:style-name="P15">Huge platforms are available that make it very simple for creator but at the cost of autonomy </text:p>
        </text:list-item>
        <text:list-item>
          <text:p text:style-name="P15">Autonomy is hard because a creator normally can’t afford to develop their own platform </text:p>
        </text:list-item>
        <text:list-item>
          <text:p text:style-name="P15">Which do you choose as a creator?</text:p>
        </text:list-item>
      </text:list>
      <text:p text:style-name="Heading_20_2"><text:bookmark text:name="_bqyj25ey6i4t"/>Problem Statement</text:p>
      <text:p text:style-name="Standard"><text:soft-page-break/>Content creators face the creator’s delivery dilemma everyday. <text:s/>And because there isn’t an easy solution for the average creator to launch their own platform the open source community loses everyday to the large tech platforms. <text:s/>The way forward to a free and open community is to solve the creator’s delivery dilemma.</text:p>
      <text:p text:style-name="Heading_20_2"><text:bookmark text:name="_dur7ybxgv9lv"/>Solution Statement</text:p>
      <text:p text:style-name="Standard">We will provide a very simple to set up, use, manage, backup and redeploy solution that is also user friendly and is palatable to the modern digital consumer. <text:s/>The content creator will be able to quickly configure the platform with no technical knowledge. <text:s/>Then deploy it easily with limited technical expertise. <text:s/>Management will be as straight-forward as any other platform. <text:s/>Backups will be simple and automatic. <text:s/>And the whole site will be redeployable from a single backup on a new server (once again with limited technical knowledge), virtually eliminating the consequences of deplatforming. <text:s/>We will build it in such a way as to allow it to slowly expand its capabilities over time while still keeping the ease of its use paramount.</text:p>
      <text:p text:style-name="Standard"/>
      <text:p text:style-name="Heading_20_2"><text:bookmark text:name="_7o8tzg2rcoct"/><office:annotation office:name="__Annotation__386_1765078429"><dc:creator>News Now Kansas City</dc:creator><dc:date>2021-04-15T20:39:18</dc:date><text:p><text:span text:style-name="T25">Yeah, that's probably the easiest installation and interaction model for most creators.</text:span></text:p></office:annotation><office:annotation office:name="__Annotation__384_1765078429"><dc:creator>TJ Phippen</dc:creator><dc:date>2021-04-15T20:27:30</dc:date><text:p><text:span text:style-name="T25">Hybrid desktop application?</text:span></text:p></office:annotation><office:annotation office:name="__Annotation__382_1765078429"><dc:creator>News Now Kansas City</dc:creator><dc:date>2021-04-14T16:13:48</dc:date><text:p><text:span text:style-name="T25">We need a bullet about how we want this to run. A lot of creators probably have a computer of some kind and many probably have fairly powerful computers for video and such. Maybe they could run an instance there in order to at least get them started easily.</text:span></text:p></office:annotation>MVP Goals - Subscription service style site<office:annotation-end office:name="__Annotation__382_1765078429"/><office:annotation-end office:name="__Annotation__384_1765078429"/><office:annotation-end office:name="__Annotation__386_1765078429"/></text:p>
      <text:list xml:id="list3070709046" text:style-name="WWNum7">
        <text:list-item>
          <text:p text:style-name="P16"><office:annotation office:name="__Annotation__390_1765078429"><dc:creator>Phil Romov</dc:creator><dc:date>2021-04-13T21:22:22</dc:date><text:p><text:span text:style-name="T25">I like passwordless generally (e.g. authentication via email address, and authorization via login token links sent to email)</text:span></text:p></office:annotation>User authentication and authorization<office:annotation-end office:name="__Annotation__390_1765078429"/></text:p>
        </text:list-item>
        <text:list-item>
          <text:p text:style-name="P16">Payment processing / attestation</text:p>
        </text:list-item>
        <text:list-item>
          <text:p text:style-name="P16"><office:annotation office:name="__Annotation__398_1765078429"><dc:creator>News Now Kansas City</dc:creator><dc:date>2021-04-13T20:07:38</dc:date><text:p><text:span text:style-name="T25">What kind of posts?</text:span></text:p></office:annotation><office:annotation office:name="__Annotation__396_1765078429"><dc:creator>cyotee doge</dc:creator><dc:date>2021-04-16T03:51:32</dc:date><text:p><text:span text:style-name="T25">Preferably solved by adding authentication and tiered access to existing servers.</text:span></text:p></office:annotation>Ability to post and have comments<office:annotation-end office:name="__Annotation__396_1765078429"/><office:annotation-end office:name="__Annotation__398_1765078429"/></text:p>
        </text:list-item>
        <text:list-item>
          <text:p text:style-name="P16"><office:annotation office:name="__Annotation__411_1765078429"><dc:creator>News Now Kansas City</dc:creator><dc:date>2021-04-14T16:11:00</dc:date><text:p><text:span text:style-name="T25">Yes, then we need to clarify #3 to have both paid and unpaid content. Just to make sure folks know there will be free content.</text:span></text:p></office:annotation><office:annotation office:name="__Annotation__409_1765078429"><dc:creator>Phil Romov</dc:creator><dc:date>2021-04-14T16:08:39</dc:date><text:p><text:span text:style-name="T25">Right.  I'm guessing "Paywall" just means "Members Only"... which would probably be a sub-point under #2 8)</text:span></text:p></office:annotation><office:annotation office:name="__Annotation__407_1765078429"><dc:creator>News Now Kansas City</dc:creator><dc:date>2021-04-14T15:59:50</dc:date><text:p><text:span text:style-name="T25">I believe this is to allow both public and private posts.</text:span></text:p></office:annotation><office:annotation office:name="__Annotation__405_1765078429"><dc:creator>Phil Romov</dc:creator><dc:date>2021-04-13T21:49:12</dc:date><text:p><text:span text:style-name="T25">Duplicate of #2?</text:span></text:p></office:annotation>Paywall<office:annotation-end office:name="__Annotation__405_1765078429"/><office:annotation-end office:name="__Annotation__407_1765078429"/><office:annotation-end office:name="__Annotation__409_1765078429"/><office:annotation-end office:name="__Annotation__411_1765078429"/></text:p>
        </text:list-item>
        <text:list-item>
          <text:p text:style-name="P16"><office:annotation office:name="__Annotation__415_1765078429"><dc:creator>Phil Romov</dc:creator><dc:date>2021-04-13T21:50:22</dc:date><text:p><text:span text:style-name="T25">Could it be worth going the gab direction of website as mobile app?</text:span></text:p></office:annotation>Mobile App<office:annotation-end office:name="__Annotation__415_1765078429"/></text:p>
        </text:list-item>
      </text:list>
      <text:p text:style-name="Standard"/>
      <text:p text:style-name="Standard"><text:span text:style-name="T4">Technology stack(s)</text:span></text:p>
      <text:list xml:id="list3437946024" text:style-name="WWNum13">
        <text:list-item>
          <text:p text:style-name="P17"><text:a xlink:type="simple" xlink:href="https://podnews.net/podcast/pi920666" text:style-name="ListLabel_20_194" text:visited-style-name="ListLabel_20_194"><text:span text:style-name="T14">https://podnews.net/podcast/pi920666</text:span></text:a></text:p>
        </text:list-item>
        <text:list-item>
          <text:p text:style-name="P17"><text:a xlink:type="simple" xlink:href="https://boinc.berkeley.edu/" text:style-name="ListLabel_20_195" text:visited-style-name="ListLabel_20_195"><text:span text:style-name="T9">https://boinc.berkeley.edu/</text:span></text:a></text:p>
        </text:list-item>
        <text:list-item>
          <text:p text:style-name="P17"><text:a xlink:type="simple" xlink:href="https://en.wikipedia.org/wiki/Sun-Ni_law" text:style-name="ListLabel_20_194" text:visited-style-name="ListLabel_20_194"><text:span text:style-name="T14">https://en.wikipedia.org/wiki/Sun-Ni_law</text:span></text:a></text:p>
        </text:list-item>
        <text:list-item>
          <text:p text:style-name="P17"><text:a xlink:type="simple" xlink:href="https://www.envoyproxy.io/" text:style-name="ListLabel_20_194" text:visited-style-name="ListLabel_20_194"><text:span text:style-name="T14">https://www.envoyproxy.io</text:span></text:a></text:p>
          <text:list>
            <text:list-item>
              <text:p text:style-name="P39"><text:a xlink:type="simple" xlink:href="https://youtu.be/J9AYpmw8E7A" text:style-name="ListLabel_20_194" text:visited-style-name="ListLabel_20_194"><text:span text:style-name="T14">https://youtu.be/J9AYpmw8E7A</text:span></text:a></text:p>
            </text:list-item>
          </text:list>
        </text:list-item>
        <text:list-item>
          <text:p text:style-name="P17"><text:a xlink:type="simple" xlink:href="https://awesomeopensource.com/project/gdamdam/awesome-decentralized-web" text:style-name="ListLabel_20_194" text:visited-style-name="ListLabel_20_194"><text:span text:style-name="T14">https://awesomeopensource.com/project/gdamdam/awesome-decentralized-web</text:span></text:a></text:p>
        </text:list-item>
        <text:list-item>
          <text:p text:style-name="P17"><text:a xlink:type="simple" xlink:href="https://www.arweave.org/" text:style-name="ListLabel_20_194" text:visited-style-name="ListLabel_20_194"><text:span text:style-name="T14">https://www.arweave.org/</text:span></text:a></text:p>
        </text:list-item>
        <text:list-item>
          <text:p text:style-name="P17"><text:a xlink:type="simple" xlink:href="https://bondlyfinance.medium.com/bondly-and-chainlink-work-together-to-build-a-new-digital-economy-ecd41c682b02" text:style-name="ListLabel_20_194" text:visited-style-name="ListLabel_20_194"><text:span text:style-name="T14">https://bondlyfinance.medium.com/bondly-and-chainlink-work-together-to-build-a-new-digital-economy-ecd41c682b02</text:span></text:a></text:p>
        </text:list-item>
        <text:list-item>
          <text:p text:style-name="P17"><text:a xlink:type="simple" xlink:href="https://skale.network/" text:style-name="ListLabel_20_195" text:visited-style-name="ListLabel_20_195"><text:span text:style-name="T9">https://skale.network/</text:span></text:a></text:p>
        </text:list-item>
        <text:list-item>
          <text:p text:style-name="P17"><text:soft-page-break/><text:a xlink:type="simple" xlink:href="https://filecoin.io/" text:style-name="ListLabel_20_191" text:visited-style-name="ListLabel_20_191"><text:span text:style-name="T8">https://filecoin.io/</text:span></text:a></text:p>
        </text:list-item>
        <text:list-item>
          <text:p text:style-name="P17"><text:a xlink:type="simple" xlink:href="https://ipfs.io/" text:style-name="ListLabel_20_191" text:visited-style-name="ListLabel_20_191"><text:span text:style-name="T8">https://ipfs.io/</text:span></text:a></text:p>
        </text:list-item>
        <text:list-item>
          <text:p text:style-name="P17"><text:a xlink:type="simple" xlink:href="https://www.okd.io/" text:style-name="ListLabel_20_191" text:visited-style-name="ListLabel_20_191"><text:span text:style-name="T8">https://www.okd.io/</text:span></text:a></text:p>
        </text:list-item>
      </text:list>
      <text:p text:style-name="Standard"/>
      <text:p text:style-name="Standard"><text:span text:style-name="T4">Github Repos</text:span></text:p>
      <text:list xml:id="list2606827177" text:style-name="WWNum20">
        <text:list-item>
          <text:p text:style-name="P18"><text:a xlink:type="simple" xlink:href="https://github.com/tartaria-nova/RSS-3.0" text:style-name="ListLabel_20_194" text:visited-style-name="ListLabel_20_194"><text:span text:style-name="T14">https://github.com/tartaria-nova/RSS-3.0</text:span></text:a></text:p>
        </text:list-item>
        <text:list-item>
          <text:p text:style-name="P18"><text:a xlink:type="simple" xlink:href="https://github.com/tjphippen/fediverse" text:style-name="ListLabel_20_194" text:visited-style-name="ListLabel_20_194"><text:span text:style-name="T14">https://github.com/tjphippen/fediverse</text:span></text:a></text:p>
        </text:list-item>
        <text:list-item>
          <text:p text:style-name="P19"/>
        </text:list-item>
      </text:list>
      <text:p text:style-name="Standard"/>
      <text:p text:style-name="Standard"><text:span text:style-name="T4">Alternate Techs</text:span></text:p>
      <text:list xml:id="list1127266371" text:style-name="WWNum15">
        <text:list-item>
          <text:p text:style-name="P21">Mastodon</text:p>
        </text:list-item>
        <text:list-item>
          <text:p text:style-name="P21">Dendrite</text:p>
        </text:list-item>
        <text:list-item>
          <text:p text:style-name="P21">Danube Cloud</text:p>
        </text:list-item>
        <text:list-item>
          <text:p text:style-name="P21">Diaspora</text:p>
        </text:list-item>
        <text:list-item>
          <text:p text:style-name="P21">Pixelfed</text:p>
        </text:list-item>
        <text:list-item>
          <text:p text:style-name="P21">Peertube</text:p>
        </text:list-item>
        <text:list-item>
          <text:p text:style-name="P21">Activity Pub</text:p>
        </text:list-item>
        <text:list-item>
          <text:p text:style-name="P21">cPanel</text:p>
          <text:list>
            <text:list-item>
              <text:p text:style-name="P40">Wordpress</text:p>
            </text:list-item>
          </text:list>
        </text:list-item>
        <text:list-item>
          <text:p text:style-name="P21">Metamask</text:p>
        </text:list-item>
        <text:list-item>
          <text:p text:style-name="P21">OKD</text:p>
          <text:list>
            <text:list-item>
              <text:p text:style-name="P40"><text:soft-page-break/>Kubernetes</text:p>
            </text:list-item>
          </text:list>
        </text:list-item>
        <text:list-item>
          <text:p text:style-name="P21">Oauth2 for authentication</text:p>
        </text:list-item>
        <text:list-item>
          <text:p text:style-name="P21"><text:a xlink:type="simple" xlink:href="https://www.keycloak.org/" text:style-name="ListLabel_20_191" text:visited-style-name="ListLabel_20_191"><text:span text:style-name="T8">https://www.keycloak.org/</text:span></text:a></text:p>
        </text:list-item>
        <text:list-item>
          <text:p text:style-name="P21"><text:a xlink:type="simple" xlink:href="https://aragon.org/" text:style-name="ListLabel_20_191" text:visited-style-name="ListLabel_20_191"><text:span text:style-name="T8">https://aragon.org/</text:span></text:a></text:p>
        </text:list-item>
        <text:list-item>
          <text:p text:style-name="P21"><text:a xlink:type="simple" xlink:href="https://radicle.xyz/" text:style-name="ListLabel_20_191" text:visited-style-name="ListLabel_20_191"><text:span text:style-name="T8">https://radicle.xyz/</text:span></text:a></text:p>
        </text:list-item>
        <text:list-item>
          <text:p text:style-name="P21"><text:a xlink:type="simple" xlink:href="https://gogs.io/" text:style-name="ListLabel_20_191" text:visited-style-name="ListLabel_20_191"><text:span text:style-name="T8">https://gogs.io/</text:span></text:a></text:p>
        </text:list-item>
      </text:list>
      <text:p text:style-name="Standard"/>
      <text:p text:style-name="Standard"/>
      <text:p text:style-name="Standard"/>
      <text:p text:style-name="Standard"/>
      <text:p text:style-name="Standard"><text:span text:style-name="T4">Paypal Alternatives</text:span></text:p>
      <text:list xml:id="list131640440073199" text:continue-numbering="true" text:style-name="WWNum15">
        <text:list-item>
          <text:p text:style-name="P21"><text:a xlink:type="simple" xlink:href="https://www.giveforms.com/" text:style-name="ListLabel_20_191" text:visited-style-name="ListLabel_20_191"><text:span text:style-name="T8">https://www.giveforms.com/</text:span></text:a></text:p>
        </text:list-item>
        <text:list-item>
          <text:p text:style-name="P21">Anonymized Tether like wallets which can be funded by any source https://tether.to/</text:p>
        </text:list-item>
      </text:list>
      <text:p text:style-name="Standard"/>
      <text:p text:style-name="Standard"/>
      <text:p text:style-name="Standard"/>
      <text:p text:style-name="Standard"/>
      <text:p text:style-name="Standard"/>
      <text:p text:style-name="Standard"><text:span text:style-name="T4">Examples</text:span></text:p>
      <text:p text:style-name="Standard"/>
      <text:list xml:id="list131641348175654" text:continue-numbering="true" text:style-name="WWNum15">
        <text:list-item>
          <text:p text:style-name="P21"><text:a xlink:type="simple" xlink:href="https://flipboard.com/" text:style-name="ListLabel_20_191" text:visited-style-name="ListLabel_20_191"><text:span text:style-name="T8">https://flipboard.com/</text:span></text:a> <text:span text:style-name="T15">aggregator</text:span> </text:p>
        </text:list-item>
      </text:list>
      <text:p text:style-name="Standard"><text:soft-page-break/><text:tab/><text:tab/></text:p>
      <text:p text:style-name="Standard"/>
      <text:p text:style-name="Standard"/>
      <text:p text:style-name="Standard"><text:span text:style-name="T4">To install for our Element Matrix Instance</text:span></text:p>
      <text:p text:style-name="Standard"/>
      <text:list xml:id="list131641597359055" text:continue-numbering="true" text:style-name="WWNum15">
        <text:list-item>
          <text:p text:style-name="P21">Jibri for Recording jitsi video conferences to odyssey or youtube</text:p>
        </text:list-item>
      </text:list>
      <text:p text:style-name="Standard">https://github.com/jitsi/jibri</text:p>
      <text:p text:style-name="Standard">501.c delaware </text:p>
      <text:p text:style-name="Standard"><text:a xlink:type="simple" xlink:href="https://www.harborcompliance.com/information/how-to-start-a-non-profit-organization-in-delaware" text:style-name="ListLabel_20_191" text:visited-style-name="ListLabel_20_191"><text:span text:style-name="T8">https://www.harborcompliance.com/information/how-to-start-a-non-profit-organization-in-delaware</text:span></text:a></text:p>
      <text:p text:style-name="Standard"/>
      <text:p text:style-name="Standard"><text:a xlink:type="simple" xlink:href="https://www.swyftfilings.com/learning-center/best-states-to-start-nonprofit" text:style-name="ListLabel_20_191" text:visited-style-name="ListLabel_20_191"><text:span text:style-name="T8">https://www.swyftfilings.com/learning-center/best-states-to-start-nonprofit</text:span></text:a></text:p>
      <text:p text:style-name="Standard"/>
      <text:p text:style-name="Standard"/>
      <text:p text:style-name="Standard"/>
      <text:p text:style-name="Standard"><text:span text:style-name="T16">Notes From Meeting 2 (4/20/21)</text:span></text:p>
      <text:p text:style-name="Standard"><text:span text:style-name="T17">Action Items:</text:span></text:p>
      <text:list xml:id="list2086997936" text:style-name="WWNum16">
        <text:list-item>
          <text:p text:style-name="P22">Set up product space (artifact/knowledge storage)</text:p>
        </text:list-item>
        <text:list-item>
          <text:p text:style-name="P22">Solidify Persona drafts</text:p>
        </text:list-item>
        <text:list-item>
          <text:p text:style-name="P22">Solidify User Journeys</text:p>
        </text:list-item>
        <text:list-item>
          <text:p text:style-name="P22">Maybe establish teams</text:p>
        </text:list-item>
        <text:list-item>
          <text:p text:style-name="P22">Generate agenda for next meeting</text:p>
        </text:list-item>
        <text:list-item>
          <text:p text:style-name="P22"><text:soft-page-break/>Get teams set up</text:p>
        </text:list-item>
        <text:list-item>
          <text:p text:style-name="P22">Get chat rooms set up</text:p>
        </text:list-item>
      </text:list>
      <text:p text:style-name="Standard"/>
      <text:p text:style-name="Standard"><text:span text:style-name="T3">Assumptions/risks/questions</text:span></text:p>
      <text:p text:style-name="P4"/>
      <text:list xml:id="list1863275068" text:style-name="WWNum14">
        <text:list-item>
          <text:p text:style-name="P23">Will users leverage Stripe/Paypal or is crypto required to get use</text:p>
        </text:list-item>
        <text:list-item>
          <text:p text:style-name="P23">Assumption: There is a viable solution so simple that any ‘mommy blogger’ can understand </text:p>
        </text:list-item>
        <text:list-item>
          <text:p text:style-name="P23">Assumption: There is some way to bring an audience over…</text:p>
        </text:list-item>
        <text:list-item>
          <text:p text:style-name="P23">Assumption: we just need to bring the creators and there are many that already want to leave YT</text:p>
        </text:list-item>
        <text:list-item>
          <text:p text:style-name="P23">Assumption: creators will bring users</text:p>
        </text:list-item>
        <text:list-item>
          <text:p text:style-name="P23">Assumption: we can create something cheaper and other SASSes will step in to compete</text:p>
        </text:list-item>
        <text:list-item>
          <text:p text:style-name="P23">Question: who manages content tagging? How does it stay true? How can we save it from getting hijacked?</text:p>
        </text:list-item>
        <text:list-item>
          <text:p text:style-name="P23">Assumptions: Minds wants to get involved however possible</text:p>
        </text:list-item>
      </text:list>
      <text:p text:style-name="P5"/>
      <text:p text:style-name="P5"/>
      <text:p text:style-name="Standard"><text:span text:style-name="T20">Product artifacts (mostly in order)</text:span></text:p>
      <text:list xml:id="list2439561505" text:style-name="WWNum6">
        <text:list-item>
          <text:p text:style-name="P24">User Personas</text:p>
        </text:list-item>
        <text:list-item>
          <text:p text:style-name="P24"><text:a xlink:type="simple" xlink:href="https://www.figma.com/file/x6qzdE1FCqRt2FDcrMgZg9/Fediverse%3A-decentralised-content-cloud?node-id=0%3A1" text:style-name="ListLabel_20_191" text:visited-style-name="ListLabel_20_191"><text:span text:style-name="T8">User journey(s)</text:span></text:a></text:p>
        </text:list-item>
        <text:list-item>
          <text:p text:style-name="P24">Problem Statement</text:p>
        </text:list-item>
        <text:list-item>
          <text:p text:style-name="P24">Business Model Canvas / Value Proposition</text:p>
        </text:list-item>
        <text:list-item>
          <text:p text:style-name="P24">Scope</text:p>
        </text:list-item>
        <text:list-item>
          <text:p text:style-name="P24"><text:soft-page-break/>Vision</text:p>
        </text:list-item>
        <text:list-item>
          <text:p text:style-name="P24">Strategy</text:p>
        </text:list-item>
        <text:list-item>
          <text:p text:style-name="P24">MVP Hypothesis</text:p>
        </text:list-item>
        <text:list-item>
          <text:p text:style-name="P24">Roadmap</text:p>
        </text:list-item>
        <text:list-item>
          <text:p text:style-name="P24">Tech decisions</text:p>
        </text:list-item>
        <text:list-item>
          <text:p text:style-name="P24">Prototypes</text:p>
        </text:list-item>
        <text:list-item>
          <text:p text:style-name="P24">Backlog</text:p>
        </text:list-item>
      </text:list>
      <text:p text:style-name="P5"/>
      <text:p text:style-name="Standard"><text:span text:style-name="T20">What does it look like done?</text:span></text:p>
      <text:list xml:id="list2044773834" text:style-name="WWNum21">
        <text:list-item>
          <text:p text:style-name="P25">Decentralized Patreon?</text:p>
        </text:list-item>
        <text:list-item>
          <text:p text:style-name="P25">Going to aggregate all these markets into the form to get your content out there</text:p>
        </text:list-item>
        <text:list-item>
          <text:p text:style-name="P25">Friends list, followers list, EGPRM paywall, hash tagging/tagging.. Replaces all of it really</text:p>
        </text:list-item>
        <text:list-item>
          <text:p text:style-name="P25">Build the uniformed standard</text:p>
        </text:list-item>
        <text:list-item>
          <text:p text:style-name="P25">We aren’t hosting, we are providing the tools for the creator to control the 100% of it</text:p>
        </text:list-item>
        <text:list-item>
          <text:p text:style-name="P25">There are competitors to patreon and they aren’t talking, we are going to make them talk</text:p>
        </text:list-item>
        <text:list-item>
          <text:p text:style-name="P25">Creating a marketplace for businesses that already exist</text:p>
        </text:list-item>
        <text:list-item>
          <text:p text:style-name="P25">Set up to find the cheapest solution for hosting, payment, distro etc so creators can make the best decision</text:p>
        </text:list-item>
        <text:list-item>
          <text:p text:style-name="P25">Whereas Patron takes a cut, our service would take no cut</text:p>
        </text:list-item>
        <text:list-item>
          <text:p text:style-name="P25">People can have their own TimCast without having to hire devs to build it</text:p>
        </text:list-item>
        <text:list-item>
          <text:p text:style-name="P20"/>
        </text:list-item>
      </text:list>
      <text:p text:style-name="P51"/>
      <text:p text:style-name="P51"><text:soft-page-break/></text:p>
      <text:p text:style-name="P50"><text:span text:style-name="T18">Top Priorities</text:span><text:span text:style-name="T21"> (needs to be prioritized)</text:span></text:p>
      <text:list xml:id="list3127428673" text:style-name="WWNum5">
        <text:list-item>
          <text:p text:style-name="P26"><text:span text:style-name="T21">Has to be simple</text:span></text:p>
        </text:list-item>
        <text:list-item>
          <text:p text:style-name="P26"><text:span text:style-name="T21">Has to have low barrier to entry</text:span></text:p>
        </text:list-item>
      </text:list>
      <text:p text:style-name="P51"/>
      <text:p text:style-name="P51"/>
      <text:p text:style-name="P50"><text:span text:style-name="T18">Personas:</text:span></text:p>
      <text:p text:style-name="P51"/>
      <text:p text:style-name="P50"><text:span text:style-name="T22">Tim the established creator.</text:span></text:p>
      <text:list xml:id="list3837116820" text:style-name="WWNum3">
        <text:list-item>
          <text:p text:style-name="P27"><text:span text:style-name="T22">Objectives: </text:span><text:span text:style-name="T21">Create High quality content, and expand the audience</text:span></text:p>
        </text:list-item>
        <text:list-item>
          <text:p text:style-name="P27"><text:span text:style-name="T22">Knowledge Level: </text:span><text:span text:style-name="T21">High</text:span></text:p>
        </text:list-item>
        <text:list-item>
          <text:p text:style-name="P27"><text:span text:style-name="T22">Turn offs: </text:span><text:span text:style-name="T21">Getting demonetized</text:span></text:p>
        </text:list-item>
        <text:list-item>
          <text:p text:style-name="P27"><text:span text:style-name="T22">Priority: </text:span><text:span text:style-name="T21">High</text:span></text:p>
        </text:list-item>
      </text:list>
      <text:p text:style-name="P51"/>
      <text:p text:style-name="P50"><text:span text:style-name="T22">Becky the mommy blogger.</text:span></text:p>
      <text:list xml:id="list131641242290714" text:continue-numbering="true" text:style-name="WWNum3">
        <text:list-item>
          <text:p text:style-name="P27"><text:span text:style-name="T22">Objectives: </text:span><text:span text:style-name="T21">Share knowledge as a hobby, influence some people</text:span></text:p>
        </text:list-item>
        <text:list-item>
          <text:p text:style-name="P27"><text:span text:style-name="T22">Knowledge Level: </text:span><text:span text:style-name="T21">Low</text:span></text:p>
        </text:list-item>
        <text:list-item>
          <text:p text:style-name="P27"><text:span text:style-name="T22">Turn offs: </text:span><text:span text:style-name="T21">Having to spent time setting up technology, it should just work</text:span></text:p>
        </text:list-item>
        <text:list-item>
          <text:p text:style-name="P27"><text:span text:style-name="T22">Priority: </text:span><text:span text:style-name="T21">Low (Hobby)</text:span></text:p>
        </text:list-item>
      </text:list>
      <text:p text:style-name="P51"/>
      <text:p text:style-name="P50"><text:span text:style-name="T22">Joe the consumer.</text:span></text:p>
      <text:list xml:id="list131641178846620" text:continue-numbering="true" text:style-name="WWNum3">
        <text:list-item>
          <text:p text:style-name="P27"><text:soft-page-break/><text:span text:style-name="T22">Objectives:</text:span><text:span text:style-name="T21"> Find content he is interested in and get suggestions on other content. </text:span></text:p>
        </text:list-item>
        <text:list-item>
          <text:p text:style-name="P27"><text:span text:style-name="T22">Knowledge Level:</text:span><text:span text:style-name="T21"> Medium</text:span></text:p>
        </text:list-item>
        <text:list-item>
          <text:p text:style-name="P27"><text:span text:style-name="T22">Turn offs: </text:span><text:span text:style-name="T21">Bad content / mainstream media</text:span></text:p>
        </text:list-item>
        <text:list-item>
          <text:p text:style-name="P27"><text:span text:style-name="T22">Priority:</text:span><text:span text:style-name="T21"> Medium</text:span></text:p>
        </text:list-item>
      </text:list>
      <text:p text:style-name="P51"/>
      <text:p text:style-name="P50"><text:span text:style-name="T22">Timcast the Creator Network.</text:span></text:p>
      <text:list xml:id="list131641619686629" text:continue-numbering="true" text:style-name="WWNum3">
        <text:list-item>
          <text:p text:style-name="P27"><text:span text:style-name="T22">Objectives: </text:span><text:span text:style-name="T21">Create a network of creators, with sitcoms, talk shows, news</text:span><text:span text:style-name="T22"> </text:span><text:span text:style-name="T21">and other content. And pay the creators.</text:span></text:p>
        </text:list-item>
        <text:list-item>
          <text:p text:style-name="P27"><text:span text:style-name="T22">Knowledge Level: </text:span><text:span text:style-name="T21">High</text:span></text:p>
        </text:list-item>
        <text:list-item>
          <text:p text:style-name="P27"><text:span text:style-name="T22">Turn offs: </text:span><text:span text:style-name="T21">Getting demonetized / canceled</text:span></text:p>
        </text:list-item>
        <text:list-item>
          <text:p text:style-name="P27"><text:span text:style-name="T22">Priority: </text:span><text:span text:style-name="T21">High</text:span></text:p>
        </text:list-item>
      </text:list>
      <text:p text:style-name="P51"/>
      <text:p text:style-name="P50"><text:span text:style-name="T22">Localized, the established social network:</text:span></text:p>
      <text:list xml:id="list131641379560569" text:continue-numbering="true" text:style-name="WWNum3">
        <text:list-item>
          <text:p text:style-name="P27"><text:span text:style-name="T22">Objectives: </text:span><text:span text:style-name="T21">Federate with the fediverse, use integration with the fediverse to gain customers</text:span></text:p>
        </text:list-item>
        <text:list-item>
          <text:p text:style-name="P27"><text:span text:style-name="T22">Knowledge Level: </text:span><text:span text:style-name="T21">High</text:span></text:p>
        </text:list-item>
        <text:list-item>
          <text:p text:style-name="P27"><text:span text:style-name="T22">Turn offs: </text:span><text:span text:style-name="T21"><text:s/>Losing users because of censorship</text:span></text:p>
        </text:list-item>
        <text:list-item>
          <text:p text:style-name="P27"><text:span text:style-name="T22">Priority: </text:span><text:span text:style-name="T21">High</text:span></text:p>
        </text:list-item>
      </text:list>
      <text:p text:style-name="P51"/>
      <text:p text:style-name="P52"/>
      <text:p text:style-name="P50"><text:span text:style-name="T18">Personas - User Stories:</text:span></text:p>
      <text:p text:style-name="Standard">Have a few by country, which may have different customs &amp; problems.</text:p>
      <text:p text:style-name="P52"/>
      <text:p text:style-name="P50"><text:soft-page-break/><text:span text:style-name="T18">Feature Ideas (</text:span><text:span text:style-name="T19">need validation and prioritization)</text:span><text:span text:style-name="T22"><text:line-break/>Search Engine:</text:span></text:p>
      <text:p text:style-name="P50"><text:span text:style-name="T21">3 components:</text:span></text:p>
      <text:list xml:id="list62081298" text:style-name="WWNum9">
        <text:list-item>
          <text:p text:style-name="P28"><text:span text:style-name="T21">Search Index (database)</text:span></text:p>
        </text:list-item>
        <text:list-item>
          <text:p text:style-name="P28"><text:span text:style-name="T21">Spidering and sorting processes (compute, map-reduce)</text:span></text:p>
        </text:list-item>
        <text:list-item>
          <text:p text:style-name="P28"><text:span text:style-name="T21">Algorithms &amp; maps (functions)</text:span></text:p>
        </text:list-item>
      </text:list>
      <text:p text:style-name="P50"><text:span text:style-name="T21"><text:line-break/>The Search Index is a global public shared resource and spiders all content in the network.</text:span></text:p>
      <text:p text:style-name="P50"><text:span text:style-name="T21">Algorithms are fully customizable and shareable: Individual Site owners / Publishers install a package of Algorithms specific to their niche &amp; configure search parameters, filters, and tags to only show content they want.</text:span></text:p>
      <text:p text:style-name="Standard"><text:span text:style-name="T22"><text:line-break/>Recommendation System:</text:span></text:p>
      <text:p text:style-name="Standard"><text:span text:style-name="T21">Optional site blocks, like a sidebar sidebar and autoplayed recommended videos, based uses the search engine API to retrieve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9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238cf5" fo:font-size="10.5pt"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1" style:display-name="ListLabel 191" style:family="text">
      <style:text-properties fo:color="#1155cc" style:text-underline-style="solid" style:text-underline-width="auto" style:text-underline-color="font-color"/>
    </style:style>
    <style:style style:name="ListLabel_20_192" style:display-name="ListLabel 192" style:family="text">
      <style:text-properties style:text-underline-style="solid" style:text-underline-width="auto" style:text-underline-color="font-color"/>
    </style:style>
    <style:style style:name="ListLabel_20_193" style:display-name="ListLabel 193" style:family="text">
      <style:text-properties fo:color="#0000ee" style:text-underline-style="solid" style:text-underline-width="auto" style:text-underline-color="font-color"/>
    </style:style>
    <style:style style:name="ListLabel_20_194" style:display-name="ListLabel 194" style:family="text">
      <style:text-properties fo:font-size="10.5pt" style:font-size-asian="10.5pt" style:font-size-complex="10.5pt"/>
    </style:style>
    <style:style style:name="ListLabel_20_195" style:display-name="ListLabel 195" style:family="text">
      <style:text-properties fo:color="#1155cc" fo:font-size="10.5pt" style:text-underline-style="solid" style:text-underline-width="auto" style:text-underline-color="font-color" style:font-size-asian="10.5pt"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3" meta:paragraph-count="404" meta:word-count="2314" meta:character-count="14512" meta:non-whitespace-character-count="12917"/>
    <meta:generator>LibreOfficeDev/6.0.5.2$Linux_X86_64 LibreOffice_project/</meta:generator>
  </office:meta>
</office:document-meta>
</file>